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99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99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99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99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99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EEEEEE"/>
    </style:style>
    <style:style style:name="ce10" style:family="table-cell" style:parent-style-name="Default" style:data-style-name="N0">
      <style:table-cell-properties fo:border="thin solid #000000" style:vertical-align="automatic" fo:background-color="#EEEEE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transparent"/>
    </style:style>
    <style:style style:name="ce16" style:family="table-cell" style:parent-style-name="Default" style:data-style-name="N36">
      <style:table-cell-properties fo:border="thin solid #000000" style:vertical-align="automatic" fo:background-color="transparent"/>
    </style:style>
    <style:style style:name="ce17" style:family="table-cell" style:parent-style-name="Default" style:data-style-name="N36">
      <style:table-cell-properties fo:border="thin solid #000000" style:vertical-align="automatic" fo:wrap-option="wrap" fo:background-color="transparent"/>
    </style:style>
    <style:style style:name="ce18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3.51895833333333cm" style:use-optimal-column-width="true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2.88395833333333cm" style:use-optimal-column-width="true"/>
    </style:style>
    <style:style style:name="co8" style:family="table-column">
      <style:table-column-properties fo:break-before="auto" style:column-width="11.8004166666667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18" table:default-cell-style-name="ce1"/>
        <table:table-column table:style-name="co10" table:number-columns-repeated="16256" table:default-cell-style-name="ce1"/>
        <table:table-row table:style-name="ro1">
          <table:table-cell table:style-name="ce2"/>
          <table:table-cell table:number-columns-repeated="3" table:style-name="ce3"/>
          <table:table-cell office:value-type="string" table:style-name="ce3">
            <text:p>Cronograma Organizacional</text:p>
          </table:table-cell>
          <table:table-cell table:number-columns-repeated="4" table:style-name="ce3"/>
          <table:table-cell table:style-name="ce4"/>
          <table:table-cell table:number-columns-repeated="118" table:style-name="ce5"/>
          <table:table-cell table:number-columns-repeated="16256"/>
        </table:table-row>
        <table:table-row table:style-name="ro1">
          <table:table-cell table:style-name="ce6"/>
          <table:table-cell table:number-columns-repeated="8" table:style-name="ce7"/>
          <table:table-cell table:style-name="ce8"/>
          <table:table-cell table:number-columns-repeated="118" table:style-name="ce5"/>
          <table:table-cell table:number-columns-repeated="16256"/>
        </table:table-row>
        <table:table-row table:style-name="ro1">
          <table:table-cell office:value-type="string" table:style-name="ce9">
            <text:p>#</text:p>
          </table:table-cell>
          <table:table-cell office:value-type="string" table:style-name="ce9">
            <text:p>Actividad</text:p>
          </table:table-cell>
          <table:table-cell office:value-type="string" table:style-name="ce9">
            <text:p>Esfuerzo planeado</text:p>
          </table:table-cell>
          <table:table-cell office:value-type="string" table:style-name="ce9">
            <text:p>Fecha inicio planeada</text:p>
          </table:table-cell>
          <table:table-cell office:value-type="string" table:style-name="ce9">
            <text:p>Fecha fin planeada</text:p>
          </table:table-cell>
          <table:table-cell office:value-type="string" table:style-name="ce9">
            <text:p>Esfuerzo real</text:p>
          </table:table-cell>
          <table:table-cell office:value-type="string" table:style-name="ce9">
            <text:p>Inicio real</text:p>
          </table:table-cell>
          <table:table-cell office:value-type="string" table:style-name="ce9">
            <text:p>Fin real</text:p>
          </table:table-cell>
          <table:table-cell office:value-type="string" table:style-name="ce9">
            <text:p>Responsable</text:p>
          </table:table-cell>
          <table:table-cell office:value-type="string" table:style-name="ce10">
            <text:p>Participantes</text:p>
          </table:table-cell>
          <table:table-cell table:number-columns-repeated="118" table:style-name="ce5"/>
          <table:table-cell table:number-columns-repeated="16256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1">
            <text:p>Arranque de proyecto</text:p>
          </table:table-cell>
          <table:table-cell office:value-type="string" table:style-name="ce11">
            <text:p>1HR</text:p>
          </table:table-cell>
          <table:table-cell office:value-type="date" office:date-value="2015-11-10T00:00:00" table:style-name="ce12">
            <text:p>10/11/15</text:p>
          </table:table-cell>
          <table:table-cell office:value-type="date" office:date-value="2015-11-10T00:00:00" table:style-name="ce12">
            <text:p>10/11/15</text:p>
          </table:table-cell>
          <table:table-cell office:value-type="string" table:style-name="ce13">
            <text:p>2HR</text:p>
          </table:table-cell>
          <table:table-cell office:value-type="date" office:date-value="2015-11-10T00:00:00" table:style-name="ce12">
            <text:p>10/11/15</text:p>
          </table:table-cell>
          <table:table-cell office:value-type="date" office:date-value="2015-11-10T00:00:00" table:style-name="ce12">
            <text:p>10/11/15</text:p>
          </table:table-cell>
          <table:table-cell office:value-type="string" table:style-name="ce11">
            <text:p>Jovanny Zepeda</text:p>
          </table:table-cell>
          <table:table-cell office:value-type="string" table:style-name="ce11">
            <text:p>Oriana Campos, Marisol Ornelas,Adriana Jaramillo,Ricardo Novela, Jovanny Zepeda,Ariana Sosa,VeroSelenne Chavez,Francisco Llamas</text:p>
            <text:p/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11-15T00:00:00" table:style-name="ce12">
            <text:p>15/11/15</text:p>
          </table:table-cell>
          <table:table-cell office:value-type="date" office:date-value="2015-11-15T00:00:00" table:style-name="ce12">
            <text:p>15/11/15</text:p>
          </table:table-cell>
          <table:table-cell office:value-type="string" table:style-name="ce12">
            <text:p>.5HR</text:p>
          </table:table-cell>
          <table:table-cell office:value-type="date" office:date-value="2015-11-15T00:00:00" table:style-name="ce12">
            <text:p>15/11/15</text:p>
          </table:table-cell>
          <table:table-cell office:value-type="date" office:date-value="2015-11-15T00:00:00" table:style-name="ce12">
            <text:p>15/11/15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11-30T00:00:00" table:style-name="ce12">
            <text:p>30/11/15</text:p>
          </table:table-cell>
          <table:table-cell office:value-type="date" office:date-value="2015-11-30T00:00:00" table:style-name="ce12">
            <text:p>30/11/15</text:p>
          </table:table-cell>
          <table:table-cell office:value-type="string" table:style-name="ce12">
            <text:p>1HR</text:p>
          </table:table-cell>
          <table:table-cell office:value-type="date" office:date-value="2015-11-30T00:00:00" table:style-name="ce12">
            <text:p>30/11/15</text:p>
          </table:table-cell>
          <table:table-cell office:value-type="date" office:date-value="2015-11-30T00:00:00" table:style-name="ce12">
            <text:p>30/11/15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12-07T00:00:00" table:style-name="ce12">
            <text:p>07/12/15</text:p>
          </table:table-cell>
          <table:table-cell office:value-type="date" office:date-value="2015-12-07T00:00:00" table:style-name="ce12">
            <text:p>07/12/15</text:p>
          </table:table-cell>
          <table:table-cell office:value-type="string" table:style-name="ce12">
            <text:p>80min</text:p>
          </table:table-cell>
          <table:table-cell office:value-type="date" office:date-value="2015-12-07T00:00:00" table:style-name="ce12">
            <text:p>07/12/15</text:p>
          </table:table-cell>
          <table:table-cell office:value-type="date" office:date-value="2015-12-07T00:00:00" table:style-name="ce12">
            <text:p>07/12/15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12-14T00:00:00" table:style-name="ce12">
            <text:p>14/12/15</text:p>
          </table:table-cell>
          <table:table-cell office:value-type="date" office:date-value="2015-12-14T00:00:00" table:style-name="ce12">
            <text:p>14/12/15</text:p>
          </table:table-cell>
          <table:table-cell office:value-type="string" table:style-name="ce12">
            <text:p>50min</text:p>
          </table:table-cell>
          <table:table-cell office:value-type="date" office:date-value="2015-12-14T00:00:00" table:style-name="ce12">
            <text:p>14/12/15</text:p>
          </table:table-cell>
          <table:table-cell office:value-type="date" office:date-value="2015-12-14T00:00:00" table:style-name="ce12">
            <text:p>14/12/15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12-21T00:00:00" table:style-name="ce12">
            <text:p>21/12/15</text:p>
          </table:table-cell>
          <table:table-cell office:value-type="date" office:date-value="2015-12-21T00:00:00" table:style-name="ce12">
            <text:p>21/12/15</text:p>
          </table:table-cell>
          <table:table-cell office:value-type="string" table:style-name="ce12">
            <text:p>124min</text:p>
          </table:table-cell>
          <table:table-cell office:value-type="date" office:date-value="2015-12-21T00:00:00" table:style-name="ce12">
            <text:p>21/12/15</text:p>
          </table:table-cell>
          <table:table-cell office:value-type="date" office:date-value="2015-12-21T00:00:00" table:style-name="ce12">
            <text:p>21/12/15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12-28T00:00:00" table:style-name="ce12">
            <text:p>28/12/15</text:p>
          </table:table-cell>
          <table:table-cell office:value-type="date" office:date-value="2015-12-28T00:00:00" table:style-name="ce12">
            <text:p>28/12/15</text:p>
          </table:table-cell>
          <table:table-cell office:value-type="string" table:style-name="ce12">
            <text:p>82 min</text:p>
          </table:table-cell>
          <table:table-cell office:value-type="date" office:date-value="2015-12-24T00:00:00" table:style-name="ce12">
            <text:p>24/12/15</text:p>
          </table:table-cell>
          <table:table-cell office:value-type="date" office:date-value="2015-12-24T00:00:00" table:style-name="ce12">
            <text:p>24/12/15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01-04T00:00:00" table:style-name="ce12">
            <text:p>04/01/15</text:p>
          </table:table-cell>
          <table:table-cell office:value-type="date" office:date-value="2016-01-04T00:00:00" table:style-name="ce12">
            <text:p>04/01/16</text:p>
          </table:table-cell>
          <table:table-cell office:value-type="string" table:style-name="ce12">
            <text:p>60 min</text:p>
          </table:table-cell>
          <table:table-cell office:value-type="date" office:date-value="2016-01-05T00:00:00" table:style-name="ce12">
            <text:p>05/01/16</text:p>
          </table:table-cell>
          <table:table-cell office:value-type="date" office:date-value="2016-01-05T00:00:00" table:style-name="ce12">
            <text:p>05/01/16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01-11T00:00:00" table:style-name="ce12">
            <text:p>11/01/15</text:p>
          </table:table-cell>
          <table:table-cell office:value-type="date" office:date-value="2016-01-11T00:00:00" table:style-name="ce12">
            <text:p>11/01/16</text:p>
          </table:table-cell>
          <table:table-cell office:value-type="string" table:style-name="ce12">
            <text:p>120min</text:p>
          </table:table-cell>
          <table:table-cell office:value-type="date" office:date-value="2016-01-18T00:00:00" table:style-name="ce12">
            <text:p>18/01/16</text:p>
          </table:table-cell>
          <table:table-cell office:value-type="date" office:date-value="2016-01-18T00:00:00" table:style-name="ce12">
            <text:p>18/01/16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01-18T00:00:00" table:style-name="ce12">
            <text:p>18/01/15</text:p>
          </table:table-cell>
          <table:table-cell office:value-type="date" office:date-value="2016-01-18T00:00:00" table:style-name="ce12">
            <text:p>18/01/16</text:p>
          </table:table-cell>
          <table:table-cell office:value-type="string" table:style-name="ce12">
            <text:p>120min</text:p>
          </table:table-cell>
          <table:table-cell office:value-type="date" office:date-value="2016-01-18T00:00:00" table:style-name="ce12">
            <text:p>18/01/16</text:p>
          </table:table-cell>
          <table:table-cell office:value-type="date" office:date-value="2016-01-18T00:00:00" table:style-name="ce12">
            <text:p>18/01/16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11" table:style-name="ce14">
            <text:p>11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01-25T00:00:00" table:style-name="ce12">
            <text:p>25/01/15</text:p>
          </table:table-cell>
          <table:table-cell office:value-type="date" office:date-value="2015-01-25T00:00:00" table:style-name="ce12">
            <text:p>25/01/15</text:p>
          </table:table-cell>
          <table:table-cell office:value-type="float" office:value="0" table:style-name="ce12">
            <text:p>00/01/00</text:p>
          </table:table-cell>
          <table:table-cell office:value-type="float" office:value="0" table:style-name="ce12">
            <text:p>00/01/00</text:p>
          </table:table-cell>
          <table:table-cell office:value-type="float" office:value="0" table:style-name="ce12">
            <text:p>00/01/00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3">
          <table:table-cell office:value-type="float" office:value="12" table:style-name="ce14">
            <text:p>12</text:p>
          </table:table-cell>
          <table:table-cell office:value-type="string" table:style-name="ce11">
            <text:p>Reunión de Compromiso</text:p>
          </table:table-cell>
          <table:table-cell office:value-type="string" table:style-name="ce11">
            <text:p>1HR</text:p>
          </table:table-cell>
          <table:table-cell office:value-type="date" office:date-value="2015-02-01T00:00:00" table:style-name="ce12">
            <text:p>01/02/15</text:p>
          </table:table-cell>
          <table:table-cell office:value-type="date" office:date-value="2015-02-01T00:00:00" table:style-name="ce12">
            <text:p>01/02/15</text:p>
          </table:table-cell>
          <table:table-cell office:value-type="string" table:style-name="ce18">
            <text:p>50min</text:p>
          </table:table-cell>
          <table:table-cell office:value-type="date" office:date-value="2015-02-02T00:00:00" table:style-name="ce12">
            <text:p>02/02/15</text:p>
          </table:table-cell>
          <table:table-cell office:value-type="date" office:date-value="2015-02-02T00:00:00" table:style-name="ce12">
            <text:p>02/02/15</text:p>
          </table:table-cell>
          <table:table-cell office:value-type="string" table:style-name="ce11">
            <text:p>Ricardo Novela</text:p>
          </table:table-cell>
          <table:table-cell office:value-type="string" table:style-name="ce11">
            <text:p>Jovanny Zepeda,Adriana Jaramillo, Marisol Ornelas, Oriana Campos, Ricardo Novela, Veroselenne Chavez</text:p>
          </table:table-cell>
          <table:table-cell table:number-columns-repeated="118" table:style-name="ce5"/>
          <table:table-cell table:number-columns-repeated="16256"/>
        </table:table-row>
        <table:table-row table:style-name="ro1">
          <table:table-cell table:number-columns-repeated="2" table:style-name="ce15"/>
          <table:table-cell table:number-columns-repeated="3" table:style-name="ce16"/>
          <table:table-cell table:style-name="ce17"/>
          <table:table-cell table:number-columns-repeated="2" table:style-name="ce16"/>
          <table:table-cell table:number-columns-repeated="2" table:style-name="ce15"/>
          <table:table-cell table:number-columns-repeated="118" table:style-name="ce5"/>
          <table:table-cell table:number-columns-repeated="16256"/>
        </table:table-row>
        <table:table-row table:number-rows-repeated="12" table:style-name="ro1">
          <table:table-cell table:number-columns-repeated="2" table:style-name="ce15"/>
          <table:table-cell table:number-columns-repeated="6" table:style-name="ce16"/>
          <table:table-cell table:number-columns-repeated="2" table:style-name="ce15"/>
          <table:table-cell table:number-columns-repeated="118" table:style-name="ce5"/>
          <table:table-cell table:number-columns-repeated="1625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s" number:country="MX">
      <number:day number:calendar="gregorian" number:style="long"/>
      <number:text>/</number:text>
      <number:month number:calendar="gregorian" number:style="long"/>
      <number:text>/</number:text>
      <number:year number:calendar="gregorian"/>
    </number:date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</style:region-left>
        <style:region-center>
          <text:p><text:sheet-name>???</text:sheet-name></text:p>
        </style:region-center>
        <style:region-right>
          <text:p/>
        </style:region-right>
      </style:header>
      <style:header-left style:display="false"/>
      <style:footer>
        <style:region-left>
          <text:p/>
        </style:region-left>
        <style:region-center>
          <text:p>Página<text:s/><text:page-number>1</text:page-number></text:p>
        </style:region-center>
        <style:region-right>
          <text:p/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EliteBook</meta:initial-creator>
    <dc:creator>EliteBook</dc:creator>
    <meta:creation-date>2015-12-01T11:48:56Z</meta:creation-date>
    <dc:date>2016-02-04T16:21:24Z</dc:date>
    <meta:editing-cycles>1</meta:editing-cycles>
    <meta:editing-duration>PT1175S</meta:editing-duration>
    <meta:user-defined meta:name="WorkbookGuid">2721d090-e502-47fa-9823-52e95ac5d47f</meta:user-defined>
  </office:meta>
</office:document-meta>
</file>